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 Narrow" svg:font-family="'Arial Narrow'" style:font-family-generic="swiss" style:font-pitch="variable"/>
    <style:font-face style:name="Arial1" svg:font-family="Arial" style:font-family-generic="swiss"/>
    <style:font-face style:name="Arial2" svg:font-family="Arial" style:font-family-generic="swiss" style:font-pitch="variable"/>
    <style:font-face style:name="Courier New" svg:font-family="'Courier New'" style:font-family-generic="modern"/>
    <style:font-face style:name="Liberation Sans" svg:font-family="'Liberation Sans', Arial" style:font-family-generic="swiss" style:font-pitch="variable"/>
    <style:font-face style:name="Liberation Serif" svg:font-family="'Liberation Serif'" style:font-family-generic="roman" style:font-pitch="variable"/>
    <style:font-face style:name="Microsoft YaHei" svg:font-family="'Microsoft YaHei'" style:font-pitch="variable"/>
    <style:font-face style:name="NSimSun" svg:font-family="NSimSun" style:font-family-generic="system" style:font-pitch="variable"/>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pitch="variable" style:font-charset="x-symbol"/>
  </office:font-face-decls>
  <office:automatic-styles>
    <style:style style:name="P1" style:family="paragraph" style:parent-style-name="Footer">
      <style:paragraph-properties fo:margin-left="0cm" fo:margin-right="0.635cm" fo:text-indent="0cm" style:auto-text-indent="false"/>
    </style:style>
    <style:style style:name="P2" style:family="paragraph" style:parent-style-name="Standard" style:list-style-name="">
      <style:paragraph-properties fo:margin-left="0.318cm" fo:margin-right="0cm" fo:text-indent="0cm" style:auto-text-indent="false"/>
      <style:text-properties style:font-name="Arial Narrow" fo:font-size="18pt" fo:language="en" fo:country="GB" fo:background-color="transparent" style:font-size-asian="18pt" style:font-name-complex="Arial Narrow" style:font-size-complex="18pt"/>
    </style:style>
    <style:style style:name="P3" style:family="paragraph" style:parent-style-name="Standard">
      <style:paragraph-properties fo:margin-left="0.318cm" fo:margin-right="0cm" fo:text-indent="0cm" style:auto-text-indent="false"/>
      <style:text-properties style:font-name="Arial Narrow" fo:font-size="14pt" fo:language="en" fo:country="GB" fo:background-color="transparent" style:font-size-asian="14pt" style:font-name-complex="Arial Narrow" style:font-size-complex="14pt"/>
    </style:style>
    <style:style style:name="P4" style:family="paragraph" style:parent-style-name="Standard">
      <style:paragraph-properties fo:margin-left="0.318cm" fo:margin-right="0cm" fo:text-indent="0cm" style:auto-text-indent="false"/>
      <style:text-properties style:font-name="Arial Narrow" fo:font-size="14pt" fo:language="en" fo:country="GB" fo:font-weight="bold" fo:background-color="transparent" style:font-size-asian="14pt" style:font-weight-asian="bold" style:font-name-complex="Arial Narrow" style:font-size-complex="14pt"/>
    </style:style>
    <style:style style:name="P5" style:family="paragraph" style:parent-style-name="Standard">
      <style:paragraph-properties fo:margin-left="0.318cm" fo:margin-right="0cm" fo:text-indent="0cm" style:auto-text-indent="false" fo:break-before="page"/>
      <style:text-properties style:font-name="Arial Narrow" fo:font-size="14pt" fo:language="en" fo:country="GB" fo:font-weight="bold" fo:background-color="transparent" style:font-size-asian="14pt" style:font-weight-asian="bold" style:font-name-complex="Arial Narrow" style:font-size-complex="14pt"/>
    </style:style>
    <style:style style:name="P6" style:family="paragraph" style:parent-style-name="Standard">
      <style:paragraph-properties fo:margin-left="0.319cm" fo:margin-right="0cm" fo:text-indent="0cm" style:auto-text-indent="false"/>
      <style:text-properties style:font-name="Arial Narrow" fo:font-size="14pt" fo:language="en" fo:country="GB" fo:font-weight="bold" fo:background-color="transparent" style:font-size-asian="14pt" style:font-weight-asian="bold" style:font-name-complex="Arial Narrow" style:font-size-complex="14pt"/>
    </style:style>
    <style:style style:name="P7" style:family="paragraph" style:parent-style-name="Standard">
      <style:paragraph-properties fo:margin-left="0.319cm" fo:margin-right="0cm" fo:text-indent="0cm" style:auto-text-indent="false"/>
      <style:text-properties style:font-name="Arial Narrow" fo:language="en" fo:country="GB" fo:background-color="transparent" style:font-name-complex="Arial Narrow"/>
    </style:style>
    <style:style style:name="P8" style:family="paragraph" style:parent-style-name="Standard">
      <style:paragraph-properties fo:margin-left="0.319cm" fo:margin-right="0cm" fo:margin-top="0.212cm" fo:margin-bottom="0cm" style:contextual-spacing="false" fo:text-indent="0cm" style:auto-text-indent="false"/>
      <style:text-properties style:font-name="Arial Narrow" fo:language="en" fo:country="GB" fo:background-color="transparent" style:font-name-complex="Arial Narrow"/>
    </style:style>
    <style:style style:name="P9" style:family="paragraph" style:parent-style-name="Standard">
      <style:paragraph-properties fo:margin-left="0.319cm" fo:margin-right="0cm" fo:margin-top="0.21cm" fo:margin-bottom="0cm" style:contextual-spacing="false" fo:text-indent="0cm" style:auto-text-indent="false"/>
      <style:text-properties style:font-name="Arial Narrow" fo:language="en" fo:country="GB" fo:background-color="transparent" style:font-name-complex="Arial Narrow"/>
    </style:style>
    <style:style style:name="P10" style:family="paragraph" style:parent-style-name="Standard">
      <style:paragraph-properties fo:margin-left="0.319cm" fo:margin-right="0cm" fo:margin-top="0.21cm" fo:margin-bottom="0cm" style:contextual-spacing="true" fo:text-indent="0cm" style:auto-text-indent="false"/>
      <style:text-properties style:font-name="Arial Narrow" fo:language="en" fo:country="GB" fo:background-color="transparent" style:font-name-complex="Arial Narrow"/>
    </style:style>
    <style:style style:name="P11" style:family="paragraph" style:parent-style-name="Standard">
      <style:paragraph-properties fo:margin-left="0.319cm" fo:margin-right="0cm" fo:margin-top="0.199cm" fo:margin-bottom="0cm" style:contextual-spacing="false" fo:text-indent="0cm" style:auto-text-indent="false"/>
      <style:text-properties style:font-name="Arial Narrow" fo:language="en" fo:country="GB" fo:background-color="transparent" style:font-name-complex="Arial Narrow"/>
    </style:style>
    <style:style style:name="P12" style:family="paragraph" style:parent-style-name="Standard">
      <style:paragraph-properties fo:margin-left="0.319cm" fo:margin-right="0cm" fo:margin-top="0.199cm" fo:margin-bottom="0cm" style:contextual-spacing="true" fo:text-indent="0cm" style:auto-text-indent="false"/>
      <style:text-properties style:font-name="Arial Narrow" fo:language="en" fo:country="GB" fo:background-color="transparent" style:font-name-complex="Arial Narrow"/>
    </style:style>
    <style:style style:name="P13" style:family="paragraph" style:parent-style-name="Standard">
      <style:paragraph-properties fo:margin-left="0.318cm" fo:margin-right="0cm" fo:text-indent="0cm" style:auto-text-indent="false"/>
      <style:text-properties style:font-name="Arial Narrow" fo:language="en" fo:country="GB" fo:background-color="transparent" style:font-name-complex="Arial Narrow"/>
    </style:style>
    <style:style style:name="P14" style:family="paragraph" style:parent-style-name="Standard">
      <style:paragraph-properties fo:margin-left="0.318cm" fo:margin-right="0cm" fo:margin-top="0.199cm" fo:margin-bottom="0cm" style:contextual-spacing="false" fo:text-indent="0cm" style:auto-text-indent="false"/>
      <style:text-properties style:font-name="Arial Narrow" fo:language="en" fo:country="GB" fo:background-color="transparent" style:font-name-complex="Arial Narrow"/>
    </style:style>
    <style:style style:name="P15" style:family="paragraph" style:parent-style-name="Standard">
      <style:paragraph-properties fo:margin-left="0.319cm" fo:margin-right="0cm" fo:margin-top="0.212cm" fo:margin-bottom="0cm" style:contextual-spacing="false" fo:text-indent="0.93cm" style:auto-text-indent="false"/>
      <style:text-properties style:font-name="Arial Narrow" fo:language="en" fo:country="GB" fo:background-color="transparent" style:font-name-complex="Arial Narrow"/>
    </style:style>
    <style:style style:name="P16" style:family="paragraph" style:parent-style-name="Standard" style:list-style-name="">
      <style:paragraph-properties fo:margin-left="0.319cm" fo:margin-right="0cm" fo:text-indent="0cm" style:auto-text-indent="false"/>
      <style:text-properties style:font-name="Arial Narrow" fo:language="en" fo:country="GB" fo:background-color="transparent" style:font-name-complex="Arial Narrow"/>
    </style:style>
    <style:style style:name="P17" style:family="paragraph" style:parent-style-name="Standard">
      <style:paragraph-properties fo:margin-left="0.635cm" fo:margin-right="0cm" fo:margin-top="0.212cm" fo:margin-bottom="0cm" style:contextual-spacing="false" fo:text-indent="-0.316cm" style:auto-text-indent="false"/>
      <style:text-properties style:font-name="Arial Narrow" fo:language="en" fo:country="GB" fo:background-color="transparent" style:font-name-complex="Arial Narrow"/>
    </style:style>
    <style:style style:name="P18" style:family="paragraph" style:parent-style-name="Standard">
      <style:paragraph-properties fo:margin-left="0.635cm" fo:margin-right="0cm" fo:text-indent="0cm" style:auto-text-indent="false"/>
      <style:text-properties style:font-name="Arial Narrow" fo:language="en" fo:country="GB" fo:background-color="transparent" style:font-name-complex="Arial Narrow"/>
    </style:style>
    <style:style style:name="P19" style:family="paragraph" style:parent-style-name="Standard" style:list-style-name="">
      <loext:graphic-properties draw:fill="none" draw:fill-color="#ffffff"/>
      <style:paragraph-properties fo:margin-left="0.6cm" fo:margin-right="0cm" fo:margin-top="0cm" fo:margin-bottom="0cm" style:contextual-spacing="false" fo:orphans="2" fo:widows="2" fo:hyphenation-ladder-count="no-limit" fo:text-indent="0cm" style:auto-text-indent="false" fo:background-color="transparent" style:writing-mode="lr-tb"/>
      <style:text-properties style:font-name="Arial Narrow" fo:language="en" fo:country="GB" fo:background-color="transparent" style:font-name-complex="Arial Narrow" fo:hyphenate="false" fo:hyphenation-remain-char-count="2" fo:hyphenation-push-char-count="2" loext:hyphenation-no-caps="false"/>
    </style:style>
    <style:style style:name="P20" style:family="paragraph" style:parent-style-name="Standard">
      <style:paragraph-properties fo:margin-left="0.319cm" fo:margin-right="0cm" fo:margin-top="0.212cm" fo:margin-bottom="0cm" style:contextual-spacing="false" fo:text-indent="0cm" style:auto-text-indent="false"/>
      <style:text-properties style:font-name="Arial Narrow" fo:language="en" fo:country="GB" officeooo:paragraph-rsid="001b385f" fo:background-color="transparent" style:font-name-complex="Arial Narrow"/>
    </style:style>
    <style:style style:name="P21" style:family="paragraph" style:parent-style-name="Standard">
      <style:paragraph-properties fo:margin-left="0.318cm" fo:margin-right="0cm" fo:text-indent="0cm" style:auto-text-indent="false"/>
      <style:text-properties style:font-name="Arial Narrow" fo:language="en" fo:country="GB" fo:font-weight="bold" fo:background-color="transparent" style:font-weight-asian="bold" style:font-name-complex="Arial Narrow"/>
    </style:style>
    <style:style style:name="P22" style:family="paragraph" style:parent-style-name="Standard">
      <style:paragraph-properties fo:margin-left="0.318cm" fo:margin-right="0cm" fo:margin-top="0.3cm" fo:margin-bottom="0cm" style:contextual-spacing="false" fo:text-indent="0cm" style:auto-text-indent="false"/>
      <style:text-properties style:font-name="Arial Narrow" fo:language="en" fo:country="GB" fo:font-weight="bold" fo:background-color="transparent" style:font-weight-asian="bold" style:font-name-complex="Arial Narrow"/>
    </style:style>
    <style:style style:name="P23" style:family="paragraph" style:parent-style-name="Standard">
      <style:paragraph-properties fo:margin-left="0.319cm" fo:margin-right="0cm" fo:margin-top="0.212cm" fo:margin-bottom="0cm" style:contextual-spacing="false" fo:text-indent="0cm" style:auto-text-indent="false"/>
      <style:text-properties style:font-name="Arial Narrow" fo:language="en" fo:country="GB" fo:font-weight="bold" fo:background-color="transparent" style:font-weight-asian="bold" style:font-name-complex="Arial Narrow"/>
    </style:style>
    <style:style style:name="P24" style:family="paragraph" style:parent-style-name="Standard">
      <style:paragraph-properties fo:margin-left="0.319cm" fo:margin-right="0cm" fo:text-indent="0cm" style:auto-text-indent="false"/>
      <style:text-properties style:font-name="Arial Narrow" fo:language="en" fo:country="GB" fo:font-weight="bold" fo:background-color="transparent" style:font-weight-asian="bold" style:font-name-complex="Arial Narrow"/>
    </style:style>
    <style:style style:name="P25" style:family="paragraph" style:parent-style-name="Standard">
      <style:paragraph-properties fo:margin-left="0.319cm" fo:margin-right="0cm" fo:margin-top="0.212cm" fo:margin-bottom="0cm" style:contextual-spacing="false" fo:text-indent="0cm" style:auto-text-indent="false"/>
      <style:text-properties style:font-name="Arial Narrow" fo:language="en" fo:country="GB" style:text-underline-style="solid" style:text-underline-width="auto" style:text-underline-color="font-color" fo:background-color="transparent" style:font-name-complex="Arial Narrow"/>
    </style:style>
    <style:style style:name="P26" style:family="paragraph" style:parent-style-name="Standard">
      <style:paragraph-properties fo:margin-left="0.318cm" fo:margin-right="0cm" fo:text-indent="0cm" style:auto-text-indent="false"/>
      <style:text-properties style:font-name="Arial Narrow" fo:background-color="transparent" style:font-name-complex="Arial Narrow"/>
    </style:style>
    <style:style style:name="P27" style:family="paragraph" style:parent-style-name="Standard">
      <style:paragraph-properties fo:margin-left="0.319cm" fo:margin-right="0cm" fo:text-indent="0cm" style:auto-text-indent="false"/>
      <style:text-properties style:font-name="Arial Narrow" fo:background-color="transparent" style:font-name-complex="Arial Narrow"/>
    </style:style>
    <style:style style:name="P28" style:family="paragraph" style:parent-style-name="Standard">
      <style:paragraph-properties fo:margin-left="0.319cm" fo:margin-right="0cm" fo:margin-top="0.212cm" fo:margin-bottom="0cm" style:contextual-spacing="false" fo:text-indent="0cm" style:auto-text-indent="false"/>
      <style:text-properties style:font-name="Arial Narrow" fo:background-color="transparent" style:font-name-complex="Arial Narrow"/>
    </style:style>
    <style:style style:name="P29" style:family="paragraph" style:parent-style-name="Standard">
      <style:paragraph-properties fo:margin-left="0.635cm" fo:margin-right="0cm" fo:margin-top="0.212cm" fo:margin-bottom="0cm" style:contextual-spacing="false" fo:text-indent="-0.316cm" style:auto-text-indent="false"/>
      <style:text-properties style:font-name="Arial Narrow" fo:background-color="transparent" style:font-name-complex="Arial Narrow"/>
    </style:style>
    <style:style style:name="P30" style:family="paragraph" style:parent-style-name="Standard">
      <style:paragraph-properties fo:margin-left="0.319cm" fo:margin-right="0cm" fo:margin-top="0.3cm" fo:margin-bottom="0cm" style:contextual-spacing="false" fo:text-indent="0cm" style:auto-text-indent="false"/>
      <style:text-properties style:font-name="Arial Narrow" fo:font-weight="bold" fo:background-color="transparent" style:font-weight-asian="bold" style:font-name-complex="Arial Narrow"/>
    </style:style>
    <style:style style:name="P31" style:family="paragraph" style:parent-style-name="Standard">
      <style:paragraph-properties fo:margin-left="0.318cm" fo:margin-right="0cm" fo:text-indent="0cm" style:auto-text-indent="false"/>
    </style:style>
    <style:style style:name="P32" style:family="paragraph" style:parent-style-name="Standard">
      <style:paragraph-properties fo:margin-left="0.318cm" fo:margin-right="0cm" fo:margin-top="0.3cm" fo:margin-bottom="0cm" style:contextual-spacing="false" fo:text-indent="0cm" style:auto-text-indent="false"/>
    </style:style>
    <style:style style:name="P33" style:family="paragraph" style:parent-style-name="Standard">
      <style:paragraph-properties fo:margin-left="0.319cm" fo:margin-right="0cm" fo:text-indent="0cm" style:auto-text-indent="false"/>
    </style:style>
    <style:style style:name="P34" style:family="paragraph" style:parent-style-name="Standard">
      <style:paragraph-properties fo:margin-left="0.319cm" fo:margin-right="0cm" fo:margin-top="0.212cm" fo:margin-bottom="0cm" style:contextual-spacing="false" fo:text-indent="0cm" style:auto-text-indent="false"/>
    </style:style>
    <style:style style:name="P35" style:family="paragraph" style:parent-style-name="Standard">
      <style:paragraph-properties fo:margin-left="0.319cm" fo:margin-right="0cm" fo:margin-top="0cm" fo:margin-bottom="0cm" style:contextual-spacing="false" fo:text-indent="0cm" style:auto-text-indent="false"/>
    </style:style>
    <style:style style:name="P36" style:family="paragraph" style:parent-style-name="Standard">
      <style:paragraph-properties fo:margin-left="0.319cm" fo:margin-right="0cm" fo:margin-top="0.199cm" fo:margin-bottom="0cm" style:contextual-spacing="false" fo:text-indent="0cm" style:auto-text-indent="false"/>
    </style:style>
    <style:style style:name="P37" style:family="paragraph" style:parent-style-name="Standard">
      <style:paragraph-properties fo:margin-left="0.319cm" fo:margin-right="0cm" fo:margin-top="0.21cm" fo:margin-bottom="0.199cm" style:contextual-spacing="false" fo:text-indent="0cm" style:auto-text-indent="false"/>
    </style:style>
    <style:style style:name="P38" style:family="paragraph" style:parent-style-name="Standard">
      <style:paragraph-properties fo:margin-left="0.319cm" fo:margin-right="0cm" fo:margin-top="0.21cm" fo:margin-bottom="0cm" style:contextual-spacing="false" fo:text-indent="0cm" style:auto-text-indent="false"/>
      <style:text-properties fo:color="#000000" loext:opacity="100%" style:font-name="Arial Narrow" fo:font-size="12pt" fo:language="it" fo:country="IT" fo:background-color="transparent" style:font-name-asian="Times New Roman" style:font-size-asian="12pt" style:language-asian="zh" style:country-asian="CN" style:font-name-complex="Arial Narrow" style:font-size-complex="12pt" style:language-complex="ar" style:country-complex="SA"/>
    </style:style>
    <style:style style:name="P39" style:family="paragraph" style:parent-style-name="Standard">
      <style:paragraph-properties fo:margin-left="0.319cm" fo:margin-right="0cm" fo:margin-top="0cm" fo:margin-bottom="0cm" style:contextual-spacing="false" fo:text-indent="0cm" style:auto-text-indent="false"/>
      <style:text-properties fo:color="#000000" loext:opacity="100%" style:font-name="Arial Narrow" fo:font-size="12pt" fo:language="it" fo:country="IT" fo:background-color="transparent" style:font-name-asian="Times New Roman" style:font-size-asian="12pt" style:language-asian="zh" style:country-asian="CN" style:font-name-complex="Arial Narrow" style:font-size-complex="12pt" style:language-complex="ar" style:country-complex="SA"/>
    </style:style>
    <style:style style:name="P40" style:family="paragraph" style:parent-style-name="Standard">
      <style:paragraph-properties fo:margin-left="0.319cm" fo:margin-right="0cm" fo:text-indent="0cm" style:auto-text-indent="false"/>
      <style:text-properties fo:color="#000000" loext:opacity="100%" style:font-name="Arial Narrow" fo:font-size="12pt" fo:language="it" fo:country="IT" fo:background-color="transparent" style:font-name-asian="Times New Roman" style:font-size-asian="12pt" style:language-asian="zh" style:country-asian="CN" style:font-name-complex="Arial Narrow" style:font-size-complex="12pt" style:language-complex="ar" style:country-complex="SA"/>
    </style:style>
    <style:style style:name="P41" style:family="paragraph" style:parent-style-name="Standard">
      <loext:graphic-properties draw:fill="none" draw:fill-color="#ffffff"/>
      <style:paragraph-properties fo:margin-left="0.9cm" fo:margin-right="0cm" fo:margin-top="0cm" fo:margin-bottom="0cm" style:contextual-spacing="false" fo:orphans="2" fo:widows="2" fo:hyphenation-ladder-count="no-limit" fo:text-indent="-0.3cm" style:auto-text-indent="false" fo:background-color="transparent" style:writing-mode="lr-tb"/>
      <style:text-properties fo:color="#000000" loext:opacity="100%" style:font-name="Arial Narrow" fo:font-size="12pt" fo:language="it" fo:country="IT" fo:background-color="transparent" style:font-name-asian="Times New Roman" style:font-size-asian="12pt" style:language-asian="zh" style:country-asian="CN" style:font-name-complex="Arial Narrow" style:font-size-complex="12pt" style:language-complex="ar" style:country-complex="SA" fo:hyphenate="false" fo:hyphenation-remain-char-count="2" fo:hyphenation-push-char-count="2" loext:hyphenation-no-caps="false"/>
    </style:style>
    <style:style style:name="P42" style:family="paragraph" style:parent-style-name="Standard" style:list-style-name="">
      <loext:graphic-properties draw:fill="none" draw:fill-color="#ffffff"/>
      <style:paragraph-properties fo:margin-left="1.499cm" fo:margin-right="0cm" fo:margin-top="0cm" fo:margin-bottom="0cm" style:contextual-spacing="false" fo:orphans="2" fo:widows="2" fo:hyphenation-ladder-count="no-limit" fo:text-indent="0cm" style:auto-text-indent="false" fo:background-color="transparent" style:writing-mode="lr-tb"/>
      <style:text-properties fo:color="#000000" loext:opacity="100%" style:font-name="Arial Narrow" fo:font-size="12pt" fo:language="it" fo:country="IT" fo:background-color="transparent" style:font-name-asian="Times New Roman" style:font-size-asian="12pt" style:language-asian="zh" style:country-asian="CN" style:font-name-complex="Arial Narrow" style:font-size-complex="12pt" style:language-complex="ar" style:country-complex="SA" fo:hyphenate="false" fo:hyphenation-remain-char-count="2" fo:hyphenation-push-char-count="2" loext:hyphenation-no-caps="false"/>
    </style:style>
    <style:style style:name="P43" style:family="paragraph" style:parent-style-name="Standard">
      <style:paragraph-properties fo:margin-left="0.635cm" fo:margin-right="0cm" fo:margin-top="0cm" fo:margin-bottom="0cm" style:contextual-spacing="false" fo:text-indent="-0.316cm" style:auto-text-indent="false"/>
      <style:text-properties fo:color="#000000" loext:opacity="100%" style:font-name="Arial Narrow" fo:font-size="12pt" fo:language="it" fo:country="IT" fo:background-color="transparent" style:font-name-asian="Times New Roman" style:font-size-asian="12pt" style:language-asian="zh" style:country-asian="CN" style:font-name-complex="Arial Narrow" style:font-size-complex="12pt" style:language-complex="ar" style:country-complex="SA"/>
    </style:style>
    <style:style style:name="P44" style:family="paragraph" style:parent-style-name="Standard">
      <style:paragraph-properties fo:margin-left="0.318cm" fo:margin-right="0cm" fo:text-indent="0cm" style:auto-text-indent="false"/>
      <style:text-properties fo:color="#000000" loext:opacity="100%" style:font-name="Arial Narrow" fo:language="en" fo:country="GB" fo:background-color="transparent" style:font-name-complex="Arial Narrow"/>
    </style:style>
    <style:style style:name="P45" style:family="paragraph" style:parent-style-name="Standard">
      <style:paragraph-properties fo:margin-left="0.319cm" fo:margin-right="0cm" fo:margin-top="0cm" fo:margin-bottom="0cm" style:contextual-spacing="false" fo:text-indent="0cm" style:auto-text-indent="false"/>
      <style:text-properties fo:font-variant="normal" fo:text-transform="none" fo:color="#000000" loext:opacity="100%" style:font-name="Arial Narrow" fo:font-size="12pt" fo:letter-spacing="normal" fo:language="it" fo:country="IT" fo:font-style="normal" fo:font-weight="normal" fo:background-color="transparent" style:font-name-asian="Times New Roman" style:font-size-asian="12pt" style:language-asian="zh" style:country-asian="CN" style:font-style-asian="normal" style:font-weight-asian="normal" style:font-name-complex="Arial Narrow" style:font-size-complex="12pt" style:language-complex="ar" style:country-complex="SA"/>
    </style:style>
    <style:style style:name="T1" style:family="text">
      <style:text-properties fo:font-size="14pt" style:font-size-asian="14pt" style:font-size-complex="14pt"/>
    </style:style>
    <style:style style:name="T2" style:family="text">
      <style:text-properties style:font-name="Arial Narrow" fo:font-size="14pt" fo:language="en" fo:country="GB" fo:background-color="transparent" loext:char-shading-value="0" style:font-size-asian="14pt" style:font-name-complex="Arial Narrow" style:font-size-complex="14pt"/>
    </style:style>
    <style:style style:name="T3" style:family="text">
      <style:text-properties style:font-name="Arial Narrow" fo:language="en" fo:country="GB" fo:font-weight="bold" fo:background-color="transparent" loext:char-shading-value="0" style:font-weight-asian="bold" style:font-name-complex="Arial Narrow"/>
    </style:style>
    <style:style style:name="T4" style:family="text">
      <style:text-properties style:font-name="Arial Narrow" fo:language="en" fo:country="GB" fo:font-weight="bold" fo:background-color="transparent" loext:char-shading-value="0" style:font-weight-asian="bold" style:font-name-complex="Arial Narrow" style:font-weight-complex="bold"/>
    </style:style>
    <style:style style:name="T5" style:family="text">
      <style:text-properties style:font-name="Arial Narrow" fo:language="en" fo:country="GB" fo:background-color="transparent" loext:char-shading-value="0" style:font-name-complex="Arial Narrow"/>
    </style:style>
    <style:style style:name="T6" style:family="text">
      <style:text-properties style:font-name="Arial Narrow" fo:language="en" fo:country="GB" fo:background-color="transparent" loext:char-shading-value="0" style:font-name-asian="Arial Narrow" style:font-name-complex="Arial Narrow"/>
    </style:style>
    <style:style style:name="T7" style:family="text">
      <style:text-properties style:font-name="Arial Narrow" fo:font-weight="bold" fo:background-color="transparent" loext:char-shading-value="0" style:font-weight-asian="bold" style:font-name-complex="Arial Narrow"/>
    </style:style>
    <style:style style:name="T8" style:family="text">
      <style:text-properties style:font-name="Arial Narrow" fo:background-color="transparent" loext:char-shading-value="0" style:font-name-complex="Arial Narrow"/>
    </style:style>
    <style:style style:name="T9" style:family="text">
      <style:text-properties style:font-name="Arial Narrow" style:font-name-complex="Arial Narrow"/>
    </style:style>
    <style:style style:name="T10" style:family="text">
      <style:text-properties fo:color="#000000" loext:opacity="100%" style:font-name="Arial Narrow" fo:language="en" fo:country="GB" fo:background-color="transparent" loext:char-shading-value="0" style:font-name-complex="Arial Narrow"/>
    </style:style>
    <style:style style:name="T11" style:family="text">
      <style:text-properties fo:color="#000000" loext:opacity="100%" style:font-name="Arial Narrow" fo:font-size="12pt" fo:language="it" fo:country="IT" fo:font-weight="bold" fo:background-color="transparent" loext:char-shading-value="0" style:font-name-asian="Times New Roman" style:font-size-asian="12pt" style:language-asian="zh" style:country-asian="CN" style:font-weight-asian="bold" style:font-name-complex="Arial Narrow" style:font-size-complex="12pt" style:language-complex="ar" style:country-complex="SA" style:font-weight-complex="bold"/>
    </style:style>
    <style:style style:name="T12" style:family="text">
      <style:text-properties fo:color="#000000" loext:opacity="100%" style:font-name="Arial Narrow" fo:font-size="12pt" fo:language="it" fo:country="IT" fo:background-color="transparent" loext:char-shading-value="0" style:font-name-asian="Times New Roman" style:font-size-asian="12pt" style:language-asian="zh" style:country-asian="CN" style:font-name-complex="Arial Narrow" style:font-size-complex="12pt" style:language-complex="ar" style:country-complex="SA"/>
    </style:style>
    <style:style style:name="T13" style:family="text">
      <style:text-properties officeooo:rsid="001b385f"/>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ge" fo:background-color="#ffffff" style:background-transparency="100%" draw:fill="solid" draw:fill-color="#ffffff" draw:opacity="0%" fo:padding="0.019cm" fo:border="non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1">Operating manual of display</text:h>
      <text:p text:style-name="P31"><text:span text:style-name="T2">TSDZ2 open source firmware v20.1C.6</text:span></text:p>
      <text:p text:style-name="P3">modified version of 20 beta 1 (C) </text:p>
      <text:p text:style-name="P3">adapted to the stock displays, VLCD5 - VLCD6 - XH18</text:p>
      <text:p text:style-name="P3"/>
      <text:p text:style-name="P7">Before using the display and the bike, carefully read the manual and the parameter configurator guide.</text:p>
      <text:p text:style-name="P13">Consult the laws of your country relating to road traffic with pedal assisted bikes.</text:p>
      <text:p text:style-name="P8">The basic operation of the displays remain the same with the Open Source Firmware (OSF).</text:p>
      <text:p text:style-name="P13">The following descriptions will never refer to the name of the key used but to the function called, this is because on the various displays, the functions can be called by different buttons.</text:p>
      <text:p text:style-name="P8">In particular, we will use: <text:s/>“lights”<text:tab/><text:tab/>- VLCD5 and XH18, (on/off) power button.</text:p>
      <text:p text:style-name="P7"><text:tab/><text:tab/><text:tab/><text:tab/><text:tab/><text:tab/>- VLCD6, (-) button 2 seconds.</text:p>
      <text:p text:style-name="P8"><text:tab/><text:tab/><text:tab/> <text:s text:c="5"/>“walk assist”<text:tab/><text:tab/>- VLCD5, (-) button 3 seconds.</text:p>
      <text:p text:style-name="P13"><text:tab/><text:tab/><text:tab/><text:tab/><text:tab/><text:tab/>- VLCD6, (+) button 2 seconds.</text:p>
      <text:p text:style-name="P7"><text:tab/><text:tab/><text:tab/><text:tab/><text:tab/><text:tab/>- XH18, throttle “Down” 5 seconds.</text:p>
      <text:p text:style-name="P8"><text:tab/><text:tab/><text:tab/> <text:s text:c="5"/>“change of level”<text:tab/>- VLCD5 and VLCD6, (+) or (-) button.</text:p>
      <text:p text:style-name="P13"><text:tab/><text:tab/><text:tab/><text:tab/><text:tab/><text:tab/>- XH18, throttle “Up” or “Down”.</text:p>
      <text:p text:style-name="P8">The lights button is always active to turn the lights on and off if pressed once.</text:p>
      <text:p text:style-name="P13">The additional functions can be recalled with a combination of the lights button, pressed twice consecutively (on/off) and the selected level.</text:p>
      <text:p text:style-name="P8">There are two ways of using the display, data display and parameter setting.</text:p>
      <text:p text:style-name="P13">The function to view the data is “Auto display data” (default enabled), the one to set parameters is “Set parameters” (default disabled). They can be enabled or disabled at the same time.</text:p>
      <text:p text:style-name="P13">The default values can be changed in the configurator, or on the display by saving the configuration in eeprom.</text:p>
      <text:p text:style-name="P4"/>
      <text:p text:style-name="P4">DATA DISPLAY</text:p>
      <text:p text:style-name="P8">In this mode it is possible to view on the display data relating to the operation of the TSDZ2 Motor.</text:p>
      <text:p text:style-name="P26">The data is displayed in the speed field, with values between 3.4 and 99.9. Lower values are ignored, this is a limitation of the displays.</text:p>
      <text:p text:style-name="P13">For better data resolution, set the wheel diameter, only on the display, to the maximum available.</text:p>
      <text:p text:style-name="P13">The data display is active at all driving levels (from 1 to 4, ECO - TOUR - SPORT - TURBO)</text:p>
      <text:p text:style-name="P13">Level 0 - OFF is reserved for display's functions.</text:p>
      <text:p text:style-name="P8">Usage. When the lights are turned on, the data is automatically displayed in sequence, for the time set for each individual data, then the lights can be turned off or left on.</text:p>
      <text:p text:style-name="P13">The type of data, the number of data, the order of the sequence and the display times of each individual data, are set in the configurator.</text:p>
      <text:p text:style-name="P7">By default, two data are displayed, 1 - residual battery percentage, 2 - battery voltage, for a time of 5 seconds each.</text:p>
      <text:p text:style-name="P8">If the "Set parameters" function is enabled, first the code and status of the selected parameter is displayed for 5 seconds, then the sequence of data.</text:p>
      <text:p text:style-name="P13">If the time of a data is set to zero, the display of that data is continuous, without time limit.</text:p>
      <text:p text:style-name="P13">It is possible to interrupt the display sequence by turning off the lights.</text:p>
      <text:p text:style-name="P13">Changing the level before the end of time moves on to the next data, up to the last of the sequence.</text:p>
      <text:p text:style-name="P13">If the lights are already on, to repeat the data display, simply turn them off and on again.</text:p>
      <text:p text:style-name="P13"/>
      <text:p text:style-name="P13">Attention, be aware that the display always interprets the data received as a speed and consequently increases the odometer value, even when the bike is stationary.</text:p>
      <text:p text:style-name="P13"><text:soft-page-break/>Enabling "Odometer compensation" in the configurator (default disabled), it will compensate for this increase not traveled.</text:p>
      <text:p text:style-name="P13">During compensation the speed displayed while driving remains at zero until the compensation operation has completed.</text:p>
      <text:p text:style-name="P8">When the display is turned on, a data selected in the configurator is displayed for 5 seconds. </text:p>
      <text:p text:style-name="P27">Available data: None = no data, Soc% = residual battery percentage (default), Volts = battery voltage.</text:p>
      <text:p text:style-name="P7">The displayed data also serves as a reference for the waiting time before putting your feet on the pedals.</text:p>
      <text:p text:style-name="P6"/>
      <text:p text:style-name="P6">PARAMETERS SETTING – FUNCTIONS</text:p>
      <text:p text:style-name="P8">Parameter management is organized as a menu, where the 5 levels are the main items and 3 sub-items</text:p>
      <text:p text:style-name="P7">for each level.</text:p>
      <text:p text:style-name="P7">To changing the settings, "Set parameters" function must be enabled (default disabled).</text:p>
      <text:p text:style-name="P8">Usage. Choose the level (item in the main menu), the first time the lights key (on) is pressed, a code is displayed which, combined with the selected level, identifies the parameter to be modified.</text:p>
      <text:p text:style-name="P13">By pressing the lights button a second time (off) within 5 seconds, the change is confirmed and the code flashes.</text:p>
      <text:p text:style-name="P13">At this point you still have 5 seconds while the code flashes, to pass to the next parameter, again by pressing the lights button. In this case the previous modification is ignored, otherwise at the end of the 5 seconds with a flashing code, the modification is confirmed.</text:p>
      <text:p text:style-name="P8">The codes of the secondary menus are in sequence E02, E03, E04.</text:p>
      <text:p text:style-name="P13">Attention, in the sequence of the secondary menus only the last parameter set remains confirmed.</text:p>
      <text:p text:style-name="P13">Attention, do not confuse the error codes with those of the parameters, the latter are always voluntarily displayed by pressing the lights button. Error codes are displayed automatically.</text:p>
      <text:p text:style-name="P13">Even in the presence of an error, you can access the parameter setting.</text:p>
      <text:p text:style-name="P13">Once the operation is completed, the error code returns if still present.</text:p>
      <text:p text:style-name="P8">The "Set parameters" function is enabled/disabled at level 0-OFF by setting E02 - SET PARAMETER, lights button twice (on/off) until E02 flashing.</text:p>
      <text:p text:style-name="P13">Now you can change the setting of the other parameters as shown in the menu listed below.</text:p>
      <text:p text:style-name="P13">It is an extra step, but also a safety against involuntary changes.</text:p>
      <text:p text:style-name="P13">Select the desired menu level and the parameter to be modified following the procedure described.</text:p>
      <text:p text:style-name="P8">During the modification of a parameter, in addition to the identification code, the status of the parameter is also displayed.</text:p>
      <text:p text:style-name="P13">The first time the lights button is pressed (on), the current status is displayed, the second time (off) with a flashing code, the new modified status is displayed.</text:p>
      <text:p text:style-name="P13">With XH18, code and status are in two different fields and therefore are displayed simultaneously.</text:p>
      <text:p text:style-name="P13">With VLCD5/6, code and status alternate as they are displayed in the same speed field.</text:p>
      <text:p text:style-name="P13">The parameters are always enabled and disabled in the same menu position, the status is indicated by the first number on the left in the speed field, 1 = enable 0 = disable.</text:p>
      <text:p text:style-name="P13">The assistance modes can be identified with a number from 1 to 6 as listed below.</text:p>
      <text:p text:style-name="P13">The configuration of the lights with a number from 0 to 8 according to the choices made in the configurator.</text:p>
      <text:p text:style-name="P8">The menu items are in order of priority, with the ones most likely to be used first.</text:p>
      <text:p text:style-name="P13">There is no command to return to default values, if necessary, just turn it off and on again.</text:p>
      <text:p text:style-name="P8">The "Auto display data" function is enabled/disabled at level 0-OFF by setting E03 - AUTO DISPLAY DATA, lights button 4 times, 2(on/off) + 2(on/off) until E03 flashing.</text:p>
      <text:p text:style-name="P13">It is possible to save the current settings as default, at level 0-OFF, set E04-SAVE DEFAULT, lights button 6 times , 2(on/off) + 2(on/off) + 2(on/off) until E04 flashing.</text:p>
      <text:p text:style-name="P8">Procedure for manually setting the remaining battery percentage.</text:p>
      <text:p text:style-name="P13">Select level 4-TURBO and press the lights button twice (on / off) within 5 seconds of power on.</text:p>
      <text:p text:style-name="P13">At the first pressure (on) the previously stored percentage is displayed, at the second pressure (off) the real percentage, calculated with the voltage values used for the battery bars.</text:p>
      <text:p text:style-name="P13">Useful when putting in a battery that is not fully charged or when first switching on after flashing the program.</text:p>
      <text:p text:style-name="P13"><text:soft-page-break/>When the battery is fully charged, the 99.9% reset is automatic.</text:p>
      <text:p text:style-name="P21"/>
      <text:p text:style-name="P21">Description of the menu items and values of the default assistance levels:</text:p>
      <text:p text:style-name="P8">LEVEL 0 - OFF <text:s text:c="3"/>-&gt;<text:tab/>DISPLAY FUNCTION<text:tab/>display’s functions and <text:s/>save settings</text:p>
      <text:p text:style-name="P8"><text:tab/>E02<text:tab/>- SET PARAMETER<text:tab/><text:tab/>enable (1) / disable (0)</text:p>
      <text:p text:style-name="P8"><text:tab/>E03 <text:tab/>- AUTO DISPLAY DATA<text:tab/>enable (1) / disable (0)</text:p>
      <text:p text:style-name="P8"><text:tab/>E04 <text:tab/>- SAVE DEFAULT<text:tab/><text:tab/>to save the current settings (become the default)</text:p>
      <text:p text:style-name="P13"/>
      <text:p text:style-name="P13">LEVEL 1 - ECO <text:s text:c="3"/>-&gt;<text:tab/>MOTOR FUNCTION<text:tab/>street and motor functions</text:p>
      <text:p text:style-name="P8"><text:tab/>E02 <text:tab/>- STREET MODE<text:tab/><text:tab/>enable (1) / disable (0)</text:p>
      <text:p text:style-name="P8"><text:tab/>E03 <text:tab/>- STARTUP BOOST<text:tab/><text:tab/>enable (1) / disable (0)</text:p>
      <text:p text:style-name="P15">E04 <text:tab/>- TORQUE SENSOR ADV.<text:tab/>enable (1) / disable (0) and torque sensor calibration</text:p>
      <text:p text:style-name="P13"/>
      <text:p text:style-name="P13">LEVEL 2 - TOUR <text:s/>-&gt; <text:s/><text:tab/>ASSIST MODE 1<text:tab/>change of assistance mode 1</text:p>
      <text:p text:style-name="P8"><text:tab/>E02 <text:s text:c="3"/>1<text:tab/>- POWER ASSIST<text:tab/>ECO-<text:span text:style-name="T13">7</text:span>0 <text:s text:c="2"/>TOUR-1<text:span text:style-name="T13">4</text:span>0 <text:s/>SPORT-<text:span text:style-name="T13">23</text:span>0 <text:s text:c="2"/>TURBO-<text:span text:style-name="T13">34</text:span>0 <text:s/>(30-500%)</text:p>
      <text:p text:style-name="P8"><text:tab/>E03 <text:s text:c="3"/>2<text:tab/>- TORQUE ASSIST<text:tab/>ECO-<text:span text:style-name="T13">4</text:span>0 <text:s text:c="2"/>TOUR-80 <text:s text:c="3"/>SPORT-110 <text:s text:c="2"/>TURBO-140 <text:s/>(up to 254)</text:p>
      <text:p text:style-name="P8"><text:tab/>E04 <text:s text:c="3"/>3<text:tab/>- CADENCE ASSIST<text:tab/>ECO-<text:span text:style-name="T13">8</text:span>0 <text:s text:c="2"/>TOUR-<text:span text:style-name="T13">100</text:span> <text:s/>SPORT-1<text:span text:style-name="T13">3</text:span>0 <text:s text:c="2"/>TURBO-160 <text:s/>(up to 254)</text:p>
      <text:p text:style-name="P13"/>
      <text:p text:style-name="P13">LEVEL 3 - SPORT -&gt; <text:tab/>ASSIST MODE 2<text:tab/>change of assistance mode 2</text:p>
      <text:p text:style-name="P20"><text:tab/>E02 <text:s text:c="3"/>4<text:tab/>- EMTB ASSIST<text:tab/>ECO-6<text:span text:style-name="T13">0</text:span> <text:s text:c="2"/>TOUR-<text:span text:style-name="T13">100</text:span> <text:s/>SPORT-1<text:span text:style-name="T13">40</text:span> <text:s text:c="2"/>TURBO-1<text:span text:style-name="T13">80 <text:s/></text:span>(up to 254)</text:p>
      <text:p text:style-name="P8"><text:tab/>E03 <text:s text:c="3"/>5<text:tab/>- HYBRID ASSIST<text:tab/>combined values of POWER and TORQUE</text:p>
      <text:p text:style-name="P8"><text:tab/>E04 <text:s text:c="3"/>6<text:tab/>- CRUISE MODE<text:tab/>ECO-1<text:span text:style-name="T13">2</text:span> <text:s text:c="2"/>TOUR-1<text:span text:style-name="T13">6</text:span> <text:s text:c="2"/>SPORT-2<text:span text:style-name="T13">0</text:span> <text:s text:c="2"/>TURBO-24<text:tab/>(km/h)</text:p>
      <text:p text:style-name="P13"/>
      <text:p text:style-name="P13">LEVEL 4 - TURBO <text:s/>-&gt; <text:s/>LIGHTS MODE<text:tab/><text:tab/>lights configuration</text:p>
      <text:p text:style-name="P8"><text:tab/>E02 <text:s text:c="3"/>1<text:tab/>- Lights ON (0)/Lights FLASHING (1)</text:p>
      <text:p text:style-name="P8"><text:tab/>E03 <text:s text:c="3"/>6<text:tab/>- LIGHTS ON &amp; BRAKE FLASHING <text:s/>or <text:tab/>ASSIST WITHOUT PEDALIG ROTATION (0 / 1)</text:p>
      <text:p text:style-name="P8"><text:tab/>E04 <text:s text:c="3"/>7<text:tab/>- LIGHTS FLASHING &amp; BRAKE ON <text:s/>or <text:s/>ASSIST WITH SENSORS ERROR (0 / 1)</text:p>
      <text:p text:style-name="P23">Choice of assistance mode</text:p>
      <text:p text:style-name="P8">6 types of assistance modes are available, choose your preferred one.</text:p>
      <text:p text:style-name="P8">1 - POWER ASSIST <text:s text:c="2"/><text:tab/>assistance proportional to the power on the pedals</text:p>
      <text:p text:style-name="P7">2 - TORQUE ASSIST <text:s/><text:tab/>assistance proportional to the torque on the pedals</text:p>
      <text:p text:style-name="P27">3 - CADENCE ASSIST<text:tab/>assistance subordinated to the movement of the pedals</text:p>
      <text:p text:style-name="P27">4 - EMTB ASSIST <text:s text:c="3"/><text:tab/><text:tab/>assistance with progressive percentage of the torque on the pedals</text:p>
      <text:p text:style-name="P27">5 - HYBRID ASSIST<text:tab/><text:tab/>combined power + torque assistance</text:p>
      <text:p text:style-name="P27">6 - CRUISE MODE<text:tab/><text:tab/>assistance with speed control.</text:p>
      <text:p text:style-name="P8">In each mode, there are 4 levels of assistance ECO(1) - TOUR(2) - SPORT(3) - TURBO(4).</text:p>
      <text:p text:style-name="P7">The assistance values for each level and for each mode can be modified in the configurator.</text:p>
      <text:p text:style-name="P7">At level 0-OFF the motor provides NO assistance.</text:p>
      <text:p text:style-name="P13">The assistance mode is set at level 2 or level 3, as indicated in the previous table, by pressing the lights button twice (on / off) for each position (E02 - E03 – E04).</text:p>
      <text:p text:style-name="P13">When the lights are turned on, the current mode is displayed for 5 seconds (first number on the left, values ​​from 1 to 6 as described above), when they are turned off within 5 seconds of turning them on, the changed mode is displayed.</text:p>
      <text:p text:style-name="P13">The power-on assistance mode (default "Power assist") can be changed in the configurator, or by saving the chosen mode on the display.</text:p>
      <text:p text:style-name="P13"/>
      <text:p text:style-name="P21"><text:soft-page-break/>How to activate WALK ASSIST</text:p>
      <text:p text:style-name="P34"><text:span text:style-name="T8">To be used when assistance is needed to push the bike on foot. </text:span><text:span text:style-name="T5">(Up to 6 km/h.).</text:span></text:p>
      <text:p text:style-name="P26">Activated with the dedicated button, consult the manual of your display.</text:p>
      <text:p text:style-name="P26">There are 4 levels of assistance ECO(1) - TOUR(2) - SPORT(3) - TURBO(4).</text:p>
      <text:p text:style-name="P26">The assistance values can be modified in the configurator.</text:p>
      <text:p text:style-name="P26">At level 0-OFF no assistance (with exceptions, see below).</text:p>
      <text:p text:style-name="P8">There are limitations due to the XH18 and VLCD5 displays, activating the walk assist button also decreases the level, it is a defect of the displays that must be taken into account, the assistance of the set level is not activated but the lower one. Not only that, but by activating the walk assist button at level 1-ECO, you go to level 0-OFF and the motor stops, but not always. Sometimes it maintains the assistance of level 1, it is a limit of the displays.</text:p>
      <text:p text:style-name="P9">In the configurator, for each level, a speed to reach and maintain is set.</text:p>
      <text:p text:style-name="P10">When starting "Walk assist" the set speed will be exceeded, this is an automatic calibration.</text:p>
      <text:p text:style-name="P10">It is used to define the relationship between wheel speed and engine revolutions, and to calculate the maximum power required in those conditions of use (transmission ratio and slope to overcome), then stabilizing at the set speed.</text:p>
      <text:p text:style-name="P10">The regulation occurs on the engine revolutions, therefore it remains constant even when setting speed values ​​that cannot be detected by the sensor.</text:p>
      <text:p text:style-name="P10">If necessary, it is possible to repeat the self-calibration, release the button and press again.</text:p>
      <text:p text:style-name="P10">The set speed may not be reached due to the power limitation.</text:p>
      <text:p text:style-name="P10">In case of problems with the speed sensor, the walk assistance will not work correctly.</text:p>
      <text:p text:style-name="P8">Using low gears, high gears stress the transmission.</text:p>
      <text:p text:style-name="P13">An anti-rebound time is available on the walk assist activation button, useful on rough terrain when a</text:p>
      <text:p text:style-name="P13">jolt to bike can cause the button to be released accidentally.</text:p>
      <text:p text:style-name="P13">To be enabled and configured, see the parameter configuration guide.</text:p>
      <text:p text:style-name="P30">STARTUP ASSIST mode</text:p>
      <text:p text:style-name="P38">It must be enabled in the “Startup assist enabled” configurator.</text:p>
      <text:p text:style-name="P39">It is used for starting from a standstill on difficult climbs.</text:p>
      <text:p text:style-name="P39">It is activated with the lights on by pressing the “Walk assist” button and, holding it down, start pedaling. After starting, release the button. The speed is limited to 6 km/h.</text:p>
      <text:p text:style-name="P39">With the button pressed, the operation is similar to the throttle but to start you need to pedal, the power delivered depends on the level of assistance and the thrust on the pedals.</text:p>
      <text:p text:style-name="P45">Attention, if “Startup assist” is enabled, “Walk assist” is only available with the lights off.</text:p>
      <text:p text:style-name="P22">Choice of Street / Off-Road mode</text:p>
      <text:p text:style-name="P8">Street mode, it is enabled/disabled at level 1, by setting E02 - STREET MODE, lights button twice (on/off) <text:s/>until E02 flashing.</text:p>
      <text:p text:style-name="P13">It is a function that can be configured as a legal driving mode, it is possible to limit the speed and power of the motor. The throttle, cruise mode and walk assist are disabled.</text:p>
      <text:p text:style-name="P13">For these settings, see the Parameter Configuration Guide.</text:p>
      <text:p text:style-name="P13">Find out about the legal restrictions in your country regarding speed and engine power limits.</text:p>
      <text:p text:style-name="P13">Off-road mode, activates with road mode disabled.</text:p>
      <text:p text:style-name="P13">For use outside public roads, you can set speed and power limits other than those in road mode.</text:p>
      <text:p text:style-name="P32"><text:span text:style-name="T3">Choice of <text:s/>S</text:span><text:span text:style-name="T7">tartup boost</text:span></text:p>
      <text:p text:style-name="P8">The BOOST function, if enabled, increases assistance at departure and at low cadence, only in “Power assist” mode.</text:p>
      <text:p text:style-name="P35"><text:span text:style-name="T6"><text:s/></text:span><text:span text:style-name="T5">It is enabled/disabled at level 1, by setting E03 - STARTUP BOOST, lights button 4 times, 2(on/off) + 2(on/off) until E03 flashing.</text:span></text:p>
      <text:p text:style-name="P22">Choice of torque sensor advanced</text:p>
      <text:p text:style-name="P8">The “Torque sensor advanced” function, if enabled, optimizes the range of use of the torque sensor.</text:p>
      <text:p text:style-name="P13"><text:soft-page-break/>Calibration required, see parameter configuration guide.</text:p>
      <text:p text:style-name="P13">It is enabled/disabled at level 1, by setting E04 - TORQUE SENSOR ADV, lights button 6 times, 2(on/off) + 2(on/off) + 2(on/off) </text:p>
      <text:p text:style-name="P13">until E04 flashing.</text:p>
      <text:p text:style-name="P25">Torque sensor ADC calibration.</text:p>
      <text:p text:style-name="P11">In this menu position with E04 flashing, by pressing the lights button again (on), the ADC value of the torque sensor is displayed for 5 seconds, by pressing it again (off) the display time increases to 25 seconds, sufficient to obtain the ADC calibration values to be entered in the configurator.</text:p>
      <text:p text:style-name="P8">The ADC value of the torque sensor without any push on the pedals in "Pedal torque ADC offset".</text:p>
      <text:p text:style-name="P44">The ADC value of the torque sensor with the maximum thrust applied to the pedal (cyclist standing, on the right pedal in horizontal position) in “Pedal torque ADC max”.</text:p>
      <text:p text:style-name="P31"><text:span text:style-name="T10">To end the operation before the end of the time, change the level, or continue for the next calibration</text:span><text:span text:style-name="T5">.</text:span></text:p>
      <text:h text:style-name="P16" text:outline-level="1">With VLCD5, torque sensor values can also be viewed in the hidden display menu.</text:h>
      <text:p text:style-name="P25">Calibration of the ADC conversion factor of the torque sensor.</text:p>
      <text:p text:style-name="P14">Still with E04 flashing, press the lights button (on), the ADC conversion factor value is displayed for 5 seconds (default 67), by pressing the lights button again (off) the display time increases to 25 seconds, now yes can perform calibration of ADC conversion factor.</text:p>
      <text:p text:style-name="P13">The purpose of this calibration is to obtain a correct calculation of the human power (up to 25 kg).</text:p>
      <text:p text:style-name="P35"><text:span text:style-name="T11">Warning</text:span><text:span text:style-name="T12">: “Torque sensor advanced” must be disabled.</text:span></text:p>
      <text:p text:style-name="P8">Prepare a weight from 20 to 25 kg, which can be hung on the pedal in a horizontal position.</text:p>
      <text:p text:style-name="P13">Within 25 seconds, hang the weight on the pedal and, with the value shown on the display, activate walk assist.</text:p>
      <text:p text:style-name="P13">Another number appears on the display which gradually increases; release walk assist when the displayed value corresponds to the weight on the pedal.</text:p>
      <text:p text:style-name="P13">After the release of walk assist, the display shows the new calculated value of the ADC conversion factor.</text:p>
      <text:p text:style-name="P13">Take note of this value to update the “Pedal torque ADC step” parameter in the configurator.</text:p>
      <text:p text:style-name="P13">Wait for the flashing E04 to end, or change level to end the procedure.</text:p>
      <text:p text:style-name="P7">This parameter is used only in “Power assist” mode.</text:p>
      <text:p text:style-name="P7">Attention, the calculated value is inversely proportional to the ADC interval of the torque sensor and can be very different from the default one, so much so as to require a modification of the assistance values at all “Power assist” levels.</text:p>
      <text:p text:style-name="P7">This calibration is not essential, it is recommended only if you want a precise calculation of the human power and possibly view it on the display.</text:p>
      <text:p text:style-name="P40">Alternatively, it is possible to calculate an estimated value of “Pedal torque ADC step“ for a weight of 24kg. The value is less accurate than that obtained with calibration, but it is adequate for the purpose.</text:p>
      <text:p text:style-name="P40">See the “Estimated (24 kg)” feature in the configurator manual.</text:p>
      <text:p text:style-name="P36"><text:span text:style-name="T11">Warning</text:span><text:span text:style-name="T12">: The procedure described applies to the “Pedal torque ADC step” parameter which is used only with “Calibrated” disabled or “Torque sensor adv” disabled.<text:line-break/>If you perform the ADC calibration of the torque sensor and enter the values ​​in the configurator, the parameter used to calculate the human power and the % human power / motor power ratio is “Pedal torque ADC step advanced”.<text:line-break/>"Calibrated" and "Torque sensor adv" must be enabled.<text:line-break/>This parameter can also be checked with a calibration, the procedure is the same as described above, paying attention to some settings in the configurator:<text:line-break/>Enter the values ​​obtained from the calibration in “Pedal torque ADC offset” and “Pedal torque ADC max”.<text:line-break/>"Calibrated" and "Torque sensor adv" must be enabled.<text:line-break/>Set “Pedal torque ADC offset adjustment” to -6 and “Pedal torque ADC range adjustment” to -20 and “Pedal torque ADC angle adjustment” to -20 (only for calibration, then they can be changed).<text:line-break/>The value obtained is independent of the torque sensor range and should not be very different from 34.</text:span></text:p>
      <text:p text:style-name="P25">Torque sensor hardware calibration.</text:p>
      <text:p text:style-name="P11">When the working range of the torque sensor is very limited, mechanical calibration may be required.</text:p>
      <text:p text:style-name="P7"><text:soft-page-break/>Follow the instructions on GitHub:</text:p>
      <text:p text:style-name="P7">https://github.com/bbeschea/TSDZ2_wiki/wiki/Torque-sensor-hardware-calibration</text:p>
      <text:p text:style-name="P7">Temporary setting in the configurator:</text:p>
      <text:p text:style-name="P27">"Data 1" = 6 (adc torque sensor 10b)</text:p>
      <text:p text:style-name="P7">"Time to displayed data 1" = 0</text:p>
      <text:p text:style-name="P7">"Number of data displayed at lights on" = 1</text:p>
      <text:p text:style-name="P7">After turning on the display and turning on the lights, the torque value will be displayed for as long as necessary.</text:p>
      <text:p text:style-name="P23">Choice of lights configuration</text:p>
      <text:p text:style-name="P8">There are 3 modes besides the default one, choose the preferred one (at level 4).</text:p>
      <text:p text:style-name="P26">Default <text:s/>With light control ON, on</text:p>
      <text:p text:style-name="P26">E02<text:tab/> <text:s text:c="3"/>With light control ON, flashing</text:p>
      <text:p text:style-name="P26">E03<text:tab/> <text:s text:c="3"/>With light control ON, on and flashing during braking also with light control OFF</text:p>
      <text:p text:style-name="P26">E04<text:tab/> <text:s text:c="3"/>With light control ON, flashing and on during braking also with light control OFF</text:p>
      <text:p text:style-name="P28">Braking modes are only available with brake sensors installed.</text:p>
      <text:p text:style-name="P13">For other modes, consult the parameter configuration guide.</text:p>
      <text:p text:style-name="P7">The lighting configuration is set at level 4, as indicated in the previous table, by pressing the lights button twice (on/off) for each position. For use, the lights must also be enabled in the configurator.</text:p>
      <text:p text:style-name="P8">Positions E03, E04 can be used for alternative functions, see the configurator guide.</text:p>
      <text:p text:style-name="P7">E03 - To enable / disable assistance at start-up without pedals rotation.</text:p>
      <text:p text:style-name="P7">E04 - To enable assistance even in the presence of an error, such as a sensor failure.</text:p>
      <text:p text:style-name="P7"/>
      <text:p text:style-name="P24">Original display settings.</text:p>
      <text:p text:style-name="P8">Notes on settings in the hidden display functions menu.</text:p>
      <text:p text:style-name="P13">Consult the manual of the installed model.</text:p>
      <text:p text:style-name="P14">- 6 km/h, if present set to 1-ON to use the walk assist mode. Also enable in the configurator.</text:p>
      <text:p text:style-name="P17">- wheel diameter, set the wheel diameter in inches. Attention, this value is no longer used for calculating the speed and kilometers traveled, but only for displaying the data. For better data resolution, set the wheel diameter to the maximum available (on display only).</text:p>
      <text:p text:style-name="P17">- speed units, speed unit and odometer. Set your preferred km/h-km or mph-miles. Set the same units of measure also in the configurator.</text:p>
      <text:p text:style-name="P17">- speed limit, by default it is not used, the speed limits are those set in the configurator, if you prefer to use the one on the display as the maximum speed limit, enable the "Set max speed from display" parameter in the configurator.</text:p>
      <text:p text:style-name="P18">However, the speed limit in STREET mode is always active.</text:p>
      <text:p text:style-name="P18">Attention, when the speed limit on the display is lower than that in STREET mode, the one on the display has priority.</text:p>
      <text:p text:style-name="P18">Example:<text:tab/>- display limit 30 km / h, STREET limit 25 km / h, limit used 25 km / h<text:tab/><text:tab/><text:tab/><text:tab/><text:tab/>- display limit 20 km / h, STREET limit 25 km / h, limit used 20 km / h</text:p>
      <text:p text:style-name="P29">- TE e TE1 (only with VLCD5 display). Torque sensor values, display only.</text:p>
      <text:p text:style-name="P41">Useful in the calibration procedure.</text:p>
      <text:p text:style-name="P43"><text:tab/><text:tab/>- TE, adc value without pushing on the pedals. To be inserted in “Pedal torque ADC offset”.</text:p>
      <text:p text:style-name="P43"><text:tab/><text:tab/>- TE1, pedal torque delta, the value without thrust is zero, increases with the thrust on the pedals.</text:p>
      <text:h text:style-name="P42" text:outline-level="1">The value to be entered in “Pedal torque ADC max” is the maximum value (obtained with the cyclist standing, on the right pedal in a horizontal position) added to the value of TE ”.</text:h>
      <text:h text:style-name="P19" text:outline-level="1"/>
      <text:p text:style-name="P5">ERROR CODES</text:p>
      <text:p text:style-name="P28">The errors and related codes listed in the original display manuals are no longer valid.</text:p>
      <text:p text:style-name="P13">Attention, the presence of an error disables assistance in all modes. It is however possible to force assistance even with an error if this is caused by a problem with a sensor, torque, cadence or speed.</text:p>
      <text:p text:style-name="P13">You will have to choose the assistance mode that does not involve the use of the faulty sensor.</text:p>
      <text:p text:style-name="P7">In the configurator "Lights mode 3" must be set to 10 - "Assistance with sensors error".</text:p>
      <text:p text:style-name="P7">Enable at level 4-TURBO, E04 - ASSIST WITH SENSORS ERROR, by pressing the lights button 6 times, 2(on/off) + 2(on/off) + 2(on/off) until E04 flashes. Attention, this function cannot be set in the configurator, at power on it is always disabled, it is however possible to save the setting in eeprom on the display.</text:p>
      <text:p text:style-name="P7">Use only in case of need, with this function enabled there are limitations in assistance.</text:p>
      <text:p text:style-name="P7">After each error, you need to turn the display off and on again.</text:p>
      <text:p text:style-name="P13"/>
      <text:p text:style-name="P13">Error codes and description:</text:p>
      <text:p text:style-name="P8">E01 - ERROR_OVERVOLTAGE (E06 flashing for XH18)</text:p>
      <text:p text:style-name="P8">Battery voltage higher than the maximum expected value.</text:p>
      <text:p text:style-name="P13">Probable error in setting the battery parameters.</text:p>
      <text:p text:style-name="P13"/>
      <text:p text:style-name="P13"/>
      <text:p text:style-name="P8">E02 - ERROR_TORQUE_SENSOR</text:p>
      <text:p text:style-name="P8">A mechanical problem may have occurred with the torque sensor or the calibration at startup has not been performed correctly. A torque was probably applied to the pedals during power on.</text:p>
      <text:p text:style-name="P13">Switch off and on again so that the system can recalibrate, without forcing the pedals.</text:p>
      <text:p text:style-name="P13">If the "Torque sensor advanced" function is enabled, check on the display if the value of "Pedal torque ADC offset" with free pedals and "Pedal torque ADC max" with maximum effort, correspond to those entered in the configurator.</text:p>
      <text:p text:style-name="P8">E03 - ERROR_CADENCE_SENSOR</text:p>
      <text:p text:style-name="P8">While pedaling, no pulses are generated by the cadence sensor, possibly defective.</text:p>
      <text:p text:style-name="P8">E04 - ERROR_MOTOR_BLOCKED</text:p>
      <text:p text:style-name="P8">Motor or wheel blocked, excessive current absorption without motor rotation.</text:p>
      <text:p text:style-name="P13">Check the cause.</text:p>
      <text:p text:style-name="P37"><text:span text:style-name="T8">E05 – ERROR_THROTTLE</text:span><text:span text:style-name="T5"> (E03 flashing per XH18)</text:span></text:p>
      <text:p text:style-name="P12">Throttle input check at power on failed.</text:p>
      <text:p text:style-name="P12">Check the throttle and ADC values ​​in the configurator.</text:p>
      <text:p text:style-name="P8">E06 - ERROR_OVERTEMPERATURE</text:p>
      <text:p text:style-name="P8">If the parameter “Temperature error with min limit” is enabled (default enabled), it indicates that the motor temperature has exceeded the minimum set value. The motor is running on limited power.</text:p>
      <text:p text:style-name="P13">The power gradually decreases up to the maximum temperature limit, then the motor stops. If, on the other hand, the parameter is disabled, the error code indicates that the maximum temperature limit has been exceeded, the motor has stopped after the power limitation.</text:p>
      <text:p text:style-name="P13">Only with temperature sensor installed and enabled.</text:p>
      <text:p text:style-name="P8">E08 - ERROR_SPEED_SENSOR<text:tab/></text:p>
      <text:p text:style-name="P8">Faulty speed sensor or magnet too far away.</text:p>
      <text:p text:style-name="P8">E09 - ERROR_WRITE_EEPROM o ERROR_MOTOR_CHECK (E08 flashing per XH18)</text:p>
      <text:p text:style-name="P8">Error writing to eeprom. Turn it off and on again to try again.</text:p>
      <text:p text:style-name="P13">Writing to eeprom occurs only the first time it is turned on after loading the program, or manually via the display command.</text:p>
      <text:p text:style-name="P13">Or: Check the motor to see if it spins without pedaling (phantom pedaling).</text:p>
      <text:p text:style-name="P13"><text:soft-page-break/></text:p>
      <text:p text:style-name="P33"><text:span text:style-name="T4">Attention</text:span><text:span text:style-name="T5">, there are errors that disable assistance, but they cannot be signaled with a code on the display.<text:line-break/>Example: interruption of communication between motor and display, or problems in the execution of the program.<text:line-break/>In such cases, turn off the display and turn it on again.</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 Narrow" svg:font-family="'Arial Narrow'" style:font-family-generic="swiss" style:font-pitch="variable"/>
    <style:font-face style:name="Arial1" svg:font-family="Arial" style:font-family-generic="swiss"/>
    <style:font-face style:name="Arial2" svg:font-family="Arial" style:font-family-generic="swiss" style:font-pitch="variable"/>
    <style:font-face style:name="Courier New" svg:font-family="'Courier New'" style:font-family-generic="modern"/>
    <style:font-face style:name="Liberation Sans" svg:font-family="'Liberation Sans', Arial" style:font-family-generic="swiss" style:font-pitch="variable"/>
    <style:font-face style:name="Liberation Serif" svg:font-family="'Liberation Serif'" style:font-family-generic="roman" style:font-pitch="variable"/>
    <style:font-face style:name="Microsoft YaHei" svg:font-family="'Microsoft YaHei'" style:font-pitch="variable"/>
    <style:font-face style:name="NSimSun" svg:font-family="NSimSun" style:font-family-generic="system" style:font-pitch="variable"/>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it" fo:country="IT"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Liberation Serif" fo:font-size="12pt" fo:language="it" fo:country="IT"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loext:opacity="0%" style:font-name="Times New Roman" fo:font-family="'Times New Roman'" style:font-family-generic="roman" style:font-pitch="variable" fo:font-size="12pt" fo:language="it" fo:country="IT"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Arial" style:font-family-generic="swiss" style:font-pitch="variable" fo:font-size="14pt" style:font-name-asian="Microsoft YaHei" style:font-family-asian="'Microsoft YaHei'" style:font-pitch-asian="variable" style:font-size-asian="14pt" style:font-name-complex="Arial2" style:font-family-complex="Arial" style:font-family-generic-complex="swiss"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language-asian="zxx" style:country-asian="none" style:font-name-complex="Arial1" style:font-family-complex="Arial" style:font-family-generic-complex="swiss" style:language-complex="zxx" style:country-complex="none"/>
    </style:style>
    <style:style style:name="Mappa_20_documento" style:display-name="Mappa documento" style:family="paragraph" style:parent-style-name="Standard">
      <loext:graphic-properties draw:fill="solid" draw:fill-color="#000080"/>
      <style:paragraph-properties fo:background-color="#000080"/>
      <style:text-properties style:font-name="Tahoma" fo:font-family="Tahoma" style:font-family-generic="swiss" style:font-pitch="variable" fo:font-size="10pt" style:font-size-asian="10pt" style:font-name-complex="Tahoma" style:font-family-complex="Tahoma" style:font-family-generic-complex="swiss" style:font-pitch-complex="variable"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Testo_20_fumetto" style:display-name="Testo fumetto"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rame_20_contents" style:display-name="Frame contents" style:family="paragraph" style:parent-style-name="Standard" style:class="extra"/>
    <style:style style:name="WW8Num1z0" style:family="text">
      <style:text-properties style:font-name="Arial Narrow" fo:font-family="'Arial Narrow'" style:font-family-generic="swiss" style:font-pitch="variable" style:font-name-complex="Arial2" style:font-family-complex="Arial" style:font-family-generic-complex="swiss" style:font-pitch-complex="variable"/>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0" style:family="text">
      <style:text-properties style:font-name="Arial Narrow" fo:font-family="'Arial Narrow'" style:font-family-generic="swiss" style:font-pitch="variable" style:font-name-asian="Times New Roman" style:font-family-asian="'Times New Roman'" style:font-family-generic-asian="roman" style:font-pitch-asian="variable" style:font-name-complex="Arial2" style:font-family-complex="Arial" style:font-family-generic-complex="swiss" style:font-pitch-complex="variable"/>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Car._20_predefinito_20_paragrafo" style:display-name="Car. predefinito paragrafo" style:family="text"/>
    <style:style style:name="Page_20_Number" style:display-name="Page Number" style:family="text" style:parent-style-name="Car._20_predefinito_20_paragrafo"/>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margin-left="0cm" fo:margin-right="0.635cm" fo:text-indent="0cm" style:auto-text-indent="false"/>
    </style:style>
    <style:style style:name="MT1" style:family="text">
      <style:text-properties style:font-name="Arial Narrow" style:font-name-complex="Arial Narrow"/>
    </style:style>
    <style:style style:name="M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ge" fo:background-color="#ffffff" style:background-transparency="100%" draw:fill="solid" draw:fill-color="#ffffff" draw:opacity="0%" fo:padding="0.019cm" fo:border="none"/>
    </style:style>
    <style:page-layout style:name="Mpm1">
      <style:page-layout-properties fo:page-width="21.001cm" fo:page-height="29.7cm" style:num-format="1" style:print-orientation="portrait" fo:margin-top="2.499cm" fo:margin-bottom="1.249cm" fo:margin-left="2cm" fo:margin-right="1.951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51cm" fo:margin-top="0.653cm" style:dynamic-spacing="true"/>
      </style:footer-style>
    </style:page-layout>
  </office:automatic-styles>
  <office:master-styles>
    <style:master-page style:name="Standard" style:page-layout-name="Mpm1">
      <style:footer>
        <text:p text:style-name="MP1"><draw:frame draw:style-name="Mfr1" draw:name="Cornice1" text:anchor-type="char" svg:x="19.05cm" svg:y="0.002cm" svg:width="0.176cm" svg:height="0.434cm" draw:z-index="7"><draw:text-box><text:p text:style-name="Footer"><text:span text:style-name="Page_20_Number"><text:span text:style-name="MT1"><text:page-number text:select-page="current">8</text:page-number></text:span></text:span></text:p></draw:text-box></draw:frame></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title>Guida ai parametri del file config</dc:title>
    <meta:initial-creator>Marco Brusadelli</meta:initial-creator>
    <meta:creation-date>2020-01-22T20:28:00</meta:creation-date>
    <dc:date>2025-02-09T08:32:52.808000000</dc:date>
    <meta:print-date>2025-02-09T08:33:59.451000000</meta:print-date>
    <meta:editing-cycles>387</meta:editing-cycles>
    <meta:editing-duration>P4DT5H15M7S</meta:editing-duration>
    <meta:generator>LibreOffice/7.2.3.2$Windows_X86_64 LibreOffice_project/d166454616c1632304285822f9c83ce2e660fd92</meta:generator>
    <meta:document-statistic meta:table-count="0" meta:image-count="0" meta:object-count="0" meta:page-count="8" meta:paragraph-count="240" meta:word-count="4035" meta:character-count="23641" meta:non-whitespace-character-count="19648"/>
  </office:meta>
</office:document-meta>
</file>